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FCB84F0237B4DBB9B.png" manifest:media-type="image/png"/>
  <manifest:file-entry manifest:full-path="Pictures/100002000000000F0000000F9757E4C242CD35B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925in" fo:margin-left="-0.0813in" fo:margin-top="0in" fo:margin-bottom="0in" table:align="left" style:writing-mode="lr-tb"/>
    </style:style>
    <style:style style:name="Table1.A" style:family="table-column">
      <style:table-column-properties style:column-width="3.4625in"/>
    </style:style>
    <style:style style:name="Table1.B" style:family="table-column">
      <style:table-column-properties style:column-width="3.4618in"/>
    </style:style>
    <style:style style:name="Table1.1" style:family="table-row">
      <style:table-row-properties fo:keep-together="auto"/>
    </style:style>
    <style:style style:name="Table1.A1" style:family="table-cell">
      <style:table-cell-properties fo:padding="0.0382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Standard" style:list-style-name="WWNum2">
      <style:paragraph-properties fo:margin-left="0.5in" fo:margin-right="0in" fo:margin-top="0in" fo:margin-bottom="0in" loext:contextual-spacing="true" fo:text-indent="-0.25in" style:auto-text-indent="false"/>
    </style:style>
    <style:style style:name="P6" style:family="paragraph" style:parent-style-name="Standard" style:list-style-name="WWNum3">
      <style:paragraph-properties fo:margin-left="0.5417in" fo:margin-right="0in" fo:margin-top="0in" fo:margin-bottom="0in" loext:contextual-spacing="true" fo:text-indent="-0.25in" style:auto-text-indent="false"/>
    </style:style>
    <style:style style:name="P7" style:family="paragraph" style:parent-style-name="Standard" style:list-style-name="WWNum3">
      <style:paragraph-properties fo:margin-left="0.5417in" fo:margin-right="0in" fo:margin-top="0in" fo:margin-bottom="0in" loext:contextual-spacing="true" fo:line-height="100%" fo:text-align="start" style:justify-single-word="false" fo:keep-together="auto" fo:orphans="2" fo:widows="2" fo:text-indent="-0.25in" style:auto-text-indent="fals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uto"/>
    </style:style>
    <style:style style:name="P10" style:family="paragraph" style:parent-style-name="Heading_20_2">
      <style:paragraph-properties fo:margin-top="0.139in" fo:margin-bottom="0.0835in" loext:contextual-spacing="false"/>
    </style:style>
    <style:style style:name="P11" style:family="paragraph" style:parent-style-name="Heading_20_2">
      <style:paragraph-properties fo:margin-top="0in" fo:margin-bottom="0in" loext:contextual-spacing="false" fo:line-height="100%"/>
    </style:style>
    <style:style style:name="P12" style:family="paragraph" style:parent-style-name="Heading_20_3">
      <style:paragraph-properties fo:margin-top="0.0972in" fo:margin-bottom="0.0835in" loext:contextual-spacing="false"/>
    </style:style>
    <style:style style:name="P13" style:family="paragraph" style:parent-style-name="Heading_20_1">
      <style:paragraph-properties fo:margin-top="0.1665in" fo:margin-bottom="0.0835in" loext:contextual-spacing="false"/>
    </style:style>
    <style:style style:name="P14" style:family="paragraph" style:parent-style-name="Heading_20_1">
      <style:paragraph-properties fo:margin-top="0.1665in" fo:margin-bottom="0.0835in" loext:contextual-spacing="false" fo:break-before="page"/>
    </style:style>
    <style:style style:name="P15" style:family="paragraph" style:parent-style-name="Heading_20_1">
      <style:paragraph-properties fo:margin-top="0in" fo:margin-bottom="0in" loext:contextual-spacing="false" fo:line-height="100%"/>
    </style:style>
    <style:style style:name="T1" style:family="text">
      <style:text-properties fo:font-variant="normal" fo:text-transform="none"/>
    </style:style>
    <style:style style:name="T2" style:family="text">
      <style:text-properties fo:font-variant="normal" fo:text-transform="none" fo:font-size="14pt" fo:font-weight="bold" style:font-size-asian="14pt" style:font-weight-asian="bold" style:font-size-complex="14pt"/>
    </style:style>
    <style:style style:name="T3" style:family="text">
      <style:text-properties fo:font-variant="normal" fo:text-transform="none" fo:font-weight="bold" style:font-weight-asian="bold"/>
    </style:style>
    <style:style style:name="T4" style:family="text">
      <style:text-properties fo:font-variant="normal" fo:text-transform="none" style:font-name="Courier New" style:font-name-asian="Courier New1" style:font-name-complex="Courier New1"/>
    </style:style>
    <style:style style:name="T5" style:family="text">
      <style:text-properties fo:font-variant="normal" fo:text-transform="none" style:font-name="Verdana" style:font-name-asian="Verdana1" style:font-name-complex="Verdana1"/>
    </style:style>
    <style:style style:name="T6" style:family="text">
      <style:text-properties fo:font-variant="normal" fo:text-transform="none" style:font-name="Verdana" fo:font-size="10pt" style:font-name-asian="Verdana1" style:font-size-asian="10pt" style:font-name-complex="Verdana1" style:font-size-complex="10pt"/>
    </style:style>
    <style:style style:name="T7" style:family="text">
      <style:text-properties fo:font-variant="normal" fo:text-transform="none" fo:color="#1155cc" style:text-underline-style="solid" style:text-underline-width="auto" style:text-underline-color="font-color"/>
    </style:style>
    <style:style style:name="T8"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9"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2" style:family="text">
      <style:text-properties fo:font-variant="normal" fo:text-transform="none" fo:color="#000000" style:text-line-through-style="none" style:text-line-through-type="none" style:text-position="0% 100%" style:font-name="Courier New" fo:font-style="normal" style:text-underline-style="none" fo:font-weight="normal" style:font-name-asian="Courier New1" style:font-style-asian="normal" style:font-weight-asian="normal" style:font-name-complex="Courier New1"/>
    </style:style>
    <style:style style:name="T13" style:family="text">
      <style:text-properties fo:font-variant="normal" fo:text-transform="none" fo:color="#000000" style:text-line-through-style="none" style:text-line-through-type="none" style:text-position="0% 100%" style:font-name="Courier New" fo:font-size="8pt" fo:font-style="normal" style:text-underline-style="none" fo:font-weight="normal" style:font-name-asian="Courier New1" style:font-size-asian="8pt" style:font-style-asian="normal" style:font-weight-asian="normal" style:font-name-complex="Courier New1" style:font-size-complex="8pt"/>
    </style:style>
    <style:style style:name="T14"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15"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6" style:family="text">
      <style:text-properties fo:font-variant="normal" fo:text-transform="none" fo:font-style="italic" fo:font-weight="bold" style:font-style-asian="italic" style:font-weight-asian="bold"/>
    </style:style>
    <style:style style:name="T17" style:family="text">
      <style:text-properties fo:font-variant="normal" fo:text-transform="none" fo:font-style="italic" style:font-style-asian="italic"/>
    </style:style>
    <style:style style:name="T18" style:family="text">
      <style:text-properties fo:font-variant="normal" fo:text-transform="none" fo:color="#274e13"/>
    </style:style>
    <style:style style:name="T19" style:family="text">
      <style:text-properties fo:font-variant="normal" fo:text-transform="none" fo:color="#980000" fo:font-weight="bold" style:font-weight-asian="bold"/>
    </style:style>
    <style:style style:name="T20" style:family="text">
      <style:text-properties fo:font-variant="normal" fo:text-transform="none" fo:color="#ff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21" style:family="text">
      <style:text-properties fo:font-variant="normal" fo:text-transform="none" fo:font-size="8pt" style:font-size-asian="8pt" style:font-size-complex="8pt"/>
    </style:style>
    <style:style style:name="T22" style:family="text">
      <style:text-properties fo:font-size="14pt" fo:font-weight="bold" style:font-size-asian="14pt" style:font-weight-asian="bold" style:font-size-complex="14pt"/>
    </style:style>
    <style:style style:name="T23" style:family="text">
      <style:text-properties fo:color="#1155cc" style:text-underline-style="solid" style:text-underline-width="auto" style:text-underline-color="font-color"/>
    </style:style>
    <style:style style:name="T24" style:family="text">
      <style:text-properties fo:color="#980000"/>
    </style:style>
    <style:style style:name="T25" style:family="text">
      <style:text-properties fo:color="#980000" fo:font-weight="bold" style:font-weight-asian="bold"/>
    </style:style>
    <style:style style:name="T26" style:family="text">
      <style:text-properties fo:color="#274e13"/>
    </style:style>
    <style:style style:name="T27" style:family="text">
      <style:text-properties fo:font-weight="bold" style:font-weight-asian="bold"/>
    </style:style>
    <style:style style:name="T28" style:family="text">
      <style:text-properties style:font-name="Courier New" style:font-name-asian="Courier New1" style:font-name-complex="Courier New1"/>
    </style:style>
    <style:style style:name="T29" style:family="text">
      <style:text-properties fo:font-style="italic" fo:font-weight="bold" style:font-style-asian="italic" style:font-weight-asian="bold"/>
    </style:style>
    <style:style style:name="T30" style:family="text">
      <style:text-properties fo:font-style="italic" style:font-style-asian="italic"/>
    </style:style>
    <style:style style:name="T31"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Elementary Encraptio</text:span><text:span text:style-name="T22">n</text:span></text:p>
      <text:p text:style-name="P2"><text:span text:style-name="T2">Implementing a Vigenère Cipher in C</text:span></text:p>
      <text:p text:style-name="P2"><text:span text:style-name="T1">Dr. Peter A. H. Peterson &lt;pahp@d.umn.edu&gt;</text:span></text:p>
      <text:p text:style-name="P2"><text:span text:style-name="T1">University of Minnesota Duluth</text:span></text:p>
      <text:p text:style-name="P1"/>
      <text:p text:style-name="P13"><text:bookmark text:name="_kxldo5nynmo7"/>Overview</text:p>
      <text:p text:style-name="P1"><text:span text:style-name="T1">In this exercise, you will implement a version of the Vigenère Cipher, using the source code of a basic Caesar Cipher as a starting point. A Vigenère Cipher uses a cycling key that determines the substitution shift value for each symbol in the input.</text:span></text:p>
      <text:p text:style-name="P1"/>
      <text:p text:style-name="P1">A video introduction to this lab is at: <text:a xlink:type="simple" xlink:href="https://www.youtube.com/watch?v=UIWPsPZLz8g" text:style-name="Internet_20_link" text:visited-style-name="Visited_20_Internet_20_Link"><text:span text:style-name="T23">https://www.youtube.com/watch?v=UIWPsPZLz8g</text:span></text:a></text:p>
      <text:p text:style-name="P1"/>
      <text:p text:style-name="P2"><draw:frame draw:style-name="fr1" draw:name="image05.png" text:anchor-type="as-char" svg:width="0.1563in" svg:height="0.1563in" draw:z-index="0"><draw:image xlink:href="Pictures/100002000000000F0000000F9757E4C242CD35BF.png" xlink:type="simple" xlink:show="embed" xlink:actuate="onLoad"/><svg:desc>alert.png</svg:desc></draw:frame><text:span text:style-name="T24">This is a </text:span><text:span text:style-name="T25">terrible </text:span><text:span text:style-name="T24">encryption algorithm! Do not ever use it for anything important! </text:span><text:span text:style-name="T24"><draw:frame draw:style-name="fr1" draw:name="image09.png" text:anchor-type="as-char" svg:width="0.1563in" svg:height="0.1563in" draw:z-index="0"><draw:image xlink:href="Pictures/100002000000000F0000000F9757E4C242CD35BF.png" xlink:type="simple" xlink:show="embed" xlink:actuate="onLoad"/><svg:desc>alert.png</svg:desc></draw:frame></text:span></text:p>
      <text:p text:style-name="P1"/>
      <text:p text:style-name="P13"><text:bookmark text:name="_bt2x1ojyfqg8"/>Requirements</text:p>
      <text:p text:style-name="P10"><text:bookmark text:name="_341iiirkkcgi"/>Code and Compilation</text:p>
      <text:p text:style-name="P1"/>
      <text:p text:style-name="P1"><text:span text:style-name="T1">Your submission will be electronically graded for correctness and uniqueness. Therefore, your code must successfully compile on the MWAH 187 machines running Ubuntu and must follow the following requirements.</text:span></text:p>
      <text:p text:style-name="P1"/>
      <text:list xml:id="list3884307531717357209" text:style-name="WWNum1">
        <text:list-item>
          <text:p text:style-name="P4">Your source<text:span text:style-name="T1"> must be submitted as a C source file (.c plain text), </text:span><text:span text:style-name="T3">not</text:span><text:span text:style-name="T1"> as a PDF, .doc, .docx, etc.</text:span></text:p>
        </text:list-item>
        <text:list-item>
          <text:p text:style-name="P4"><text:span text:style-name="T1">Your code</text:span><text:span text:style-name="T3"> must not</text:span><text:span text:style-name="T1"> use any of the Banned Functions listed</text:span> (see below)<text:span text:style-name="T1"> or it will be scored a</text:span><text:span text:style-name="T3"> zero (0)</text:span><text:span text:style-name="T1">.</text:span></text:p>
        </text:list-item>
        <text:list-item>
          <text:p text:style-name="P4"><text:span text:style-name="T1">You need to create a single C source file capable of generating object files for both an encoder and decoder. Your code will be compiled using the commands<text:line-break/> <text:tab/></text:span><text:span text:style-name="T4">gcc vigenere.c -o encoder -D MODE=ENCODE</text:span><text:span text:style-name="T1"> and<text:line-break/> <text:tab/></text:span><text:span text:style-name="T4">gcc vigenere.c -o decoder -D MODE=DECODE<text:line-break/></text:span><text:span text:style-name="T1">See the </text:span>FAQ at the end of this document<text:span text:style-name="T1"> for instructions to do this.</text:span></text:p>
        </text:list-item>
        <text:list-item>
          <text:p text:style-name="P4"><text:soft-page-break/><text:span text:style-name="T1">Your code should not use any libraries other than</text:span><text:span text:style-name="T4"> stdio</text:span><text:span text:style-name="T1">,</text:span><text:span text:style-name="T4"> stdlib</text:span><text:span text:style-name="T1">,</text:span><text:span text:style-name="T4"> string</text:span><text:span text:style-name="T1">,</text:span><text:span text:style-name="T4"> errno</text:span><text:span text:style-name="T1"> and</text:span><text:span text:style-name="T4"> limits</text:span><text:span text:style-name="T1"> (in particular, it </text:span>must<text:span text:style-name="T1"> not require any additional flags to the compiler or modifications to the test script to compile).</text:span></text:p>
        </text:list-item>
        <text:list-item>
          <text:p text:style-name="P4"><text:span text:style-name="T1">Your code</text:span><text:span text:style-name="T3"> should not create any temporary files</text:span><text:span text:style-name="T1"> during encryption or decryption.</text:span></text:p>
        </text:list-item>
        <text:list-item>
          <text:p text:style-name="P4"><text:span text:style-name="T1">You should</text:span><text:span text:style-name="T3"> NOT</text:span><text:span text:style-name="T1"> use other online examples of the Vigenère Cipher as a coding template; if you do not understand how the Vigenère Cipher works, talk to your instructor or TA.</text:span></text:p>
        </text:list-item>
        <text:list-item>
          <text:p text:style-name="P4"><text:span text:style-name="T1">Keys</text:span><text:span text:style-name="T3"> must</text:span><text:span text:style-name="T1"> be read in from a </text:span><text:span text:style-name="T3">file name</text:span><text:span text:style-name="T1"> (not </text:span>“typed in”<text:span text:style-name="T1"> -- see Encoder and Decoder, below).</text:span></text:p>
        </text:list-item>
        <text:list-item>
          <text:p text:style-name="P4"><text:span text:style-name="T1">Keys will be between 1 and 128 bytes long.</text:span><text:span text:style-name="T3"> Additional bytes should be ignored.</text:span></text:p>
        </text:list-item>
        <text:list-item>
          <text:p text:style-name="P4"><text:span text:style-name="T1">Keys</text:span><text:span text:style-name="T3"> may include</text:span><text:span text:style-name="T1"> non-printable bytes (i.e., non-ASCII symbols). Methods for testing this are described in the sample vectors file (see below).</text:span></text:p>
        </text:list-item>
        <text:list-item>
          <text:p text:style-name="P4"><text:span text:style-name="T1">Input will not be limited to text only (i.e., test using binary data like applications or images).</text:span></text:p>
        </text:list-item>
        <text:list-item>
          <text:p text:style-name="P4"><text:span text:style-name="T1">Input will not be limited to any particular length (i.e., test using large files).</text:span></text:p>
        </text:list-item>
        <text:list-item>
          <text:p text:style-name="P4"><text:span text:style-name="T1">Your</text:span><text:span text:style-name="T5"> main()</text:span><text:span text:style-name="T1"> function should return</text:span><text:span text:style-name="T5"> 0</text:span><text:span text:style-name="T1"> </text:span>upon <text:span text:style-name="T1">successful exit. A non-</text:span>zero return value may be interpreted by the test script as a failure.</text:p>
        </text:list-item>
      </text:list>
      <text:p text:style-name="P1"/>
      <text:p text:style-name="P1"><draw:frame draw:style-name="fr1" draw:name="image08.png" text:anchor-type="as-char" svg:width="0.1563in" svg:height="0.1563in" draw:z-index="0"><draw:image xlink:href="Pictures/100002000000000F0000000FCB84F0237B4DBB9B.png" xlink:type="simple" xlink:show="embed" xlink:actuate="onLoad"/><svg:desc>idea.png</svg:desc></draw:frame><text:span text:style-name="T26">This code will serve as the basis for your next two encryption assignments, so be nice to yourself: use good style, write comments, use helper functions, etc. Friends don’t let friends create “write only” code.</text:span></text:p>
      <text:p text:style-name="P10"><text:bookmark text:name="_r7ln5nw4qplr"/><text:span text:style-name="T27">Encoder</text:span> <text:span text:style-name="T27">and Decoder</text:span></text:p>
      <text:p text:style-name="P1"/>
      <text:p text:style-name="P1"><text:span text:style-name="T1">Your encoder and decoder must take the following parameters as input:</text:span></text:p>
      <text:p text:style-name="P1"/>
      <text:list xml:id="list4631630366251485147" text:style-name="WWNum2">
        <text:list-item>
          <text:p text:style-name="P5"><text:span text:style-name="T1">A path to a file containing a key composed of a string of bytes (e.g., a file</text:span><text:span text:style-name="T6"> keyfile</text:span><text:span text:style-name="T1"> containing the characters “monkey toast”).</text:span></text:p>
        </text:list-item>
        <text:list-item>
          <text:p text:style-name="P5"><text:span text:style-name="T1">A path to an input file, e.g.,</text:span><text:span text:style-name="T4"> /tmp/input</text:span></text:p>
        </text:list-item>
        <text:list-item>
          <text:p text:style-name="P5"><text:span text:style-name="T1">A path to an output file, e.g.,</text:span><text:span text:style-name="T4"> /tmp/output</text:span><text:span text:style-name="T5">. </text:span>Any file at the <text:span text:style-name="T5">output path will be overwritten.</text:span></text:p>
        </text:list-item>
      </text:list>
      <text:p text:style-name="P1"/>
      <text:p text:style-name="P1"><text:span text:style-name="T1">Upon running </text:span></text:p>
      <text:p text:style-name="P1"/>
      <text:p text:style-name="P2"><text:soft-page-break/><text:span text:style-name="T4">./encoder /path/to/keyfile /path/to/plaintext /path/to/ciphertext</text:span></text:p>
      <text:p text:style-name="P1"/>
      <text:p text:style-name="P1">...<text:span text:style-name="T6"> </text:span><text:span text:style-name="T4">ciphertext</text:span><text:span text:style-name="T1"> should contain the contents of </text:span><text:span text:style-name="T4">input</text:span><text:span text:style-name="T1"> encoded using the contents of </text:span><text:span text:style-name="T4">keyfile</text:span><text:span text:style-name="T1">. </text:span></text:p>
      <text:p text:style-name="P1"/>
      <text:p text:style-name="P1"><text:span text:style-name="T1">Upon running </text:span></text:p>
      <text:p text:style-name="P1"/>
      <text:p text:style-name="P2"><text:span text:style-name="T4">./decoder /path/to/keyfile /path/to/ciphertext /path/to/decoded</text:span></text:p>
      <text:p text:style-name="P1"/>
      <text:p text:style-name="P1">...<text:span text:style-name="T6"> </text:span><text:span text:style-name="T4">decoded</text:span><text:span text:style-name="T1"> should contain the contents of</text:span><text:span text:style-name="T6"> </text:span><text:span text:style-name="T4">ciphertext</text:span><text:span text:style-name="T1"> as decoded using </text:span><text:span text:style-name="T4">keyfile</text:span><text:span text:style-name="T1">. </text:span></text:p>
      <text:p text:style-name="P1"/>
      <text:p text:style-name="P1"><text:span text:style-name="T1">If the same key </text:span>is<text:span text:style-name="T1"> used for encryption and decryption, </text:span>then<text:span text:style-name="T1"> the contents of</text:span><text:span text:style-name="T6"> </text:span><text:span text:style-name="T4">decoded</text:span><text:span text:style-name="T1"> should</text:span><text:span text:style-name="T3"> perfectly match</text:span><text:span text:style-name="T1"> – byte for byte – the contents of</text:span><text:span text:style-name="T6"> </text:span><text:span text:style-name="T4">plaintext</text:span><text:span text:style-name="T1">. See the appendix for </text:span>methods you can use to compare output.</text:p>
      <text:p text:style-name="P1"/>
      <text:p text:style-name="P10"><text:bookmark text:name="_xhmg0vao78jq"/>Sample Vectors</text:p>
      <text:p text:style-name="P1"/>
      <text:p text:style-name="P1"><text:span text:style-name="T1">Sample vectors (i.e., sample keys and input along with correctly encrypted and decrypted data) along with the starting code</text:span><text:span text:style-name="T6"> </text:span><text:span text:style-name="T4">caesar.c</text:span><text:span text:style-name="T1"> are provided at</text:span></text:p>
      <text:p text:style-name="P1"/>
      <text:p text:style-name="P2"><text:a xlink:type="simple" xlink:href="http://lars.d.umn.edu/labs/vigenere-vectors.tar.gz" text:style-name="Internet_20_link" text:visited-style-name="Visited_20_Internet_20_Link"><text:span text:style-name="T7">http://</text:span></text:a><text:a xlink:type="simple" xlink:href="http://lars.d.umn.edu/labs/vigenere-vectors.tar.gz" text:style-name="Internet_20_link" text:visited-style-name="Visited_20_Internet_20_Link"><text:span text:style-name="T23">lars</text:span></text:a><text:a xlink:type="simple" xlink:href="http://lars.d.umn.edu/labs/vigenere-vectors.tar.gz" text:style-name="Internet_20_link" text:visited-style-name="Visited_20_Internet_20_Link"><text:span text:style-name="T7">.d.umn.edu/labs/vigenere-vectors.tar.gz</text:span></text:a></text:p>
      <text:p text:style-name="P2"/>
      <text:p text:style-name="P1"><text:span text:style-name="T1">for correctness testing. See the included</text:span><text:span text:style-name="T6"> README.txt</text:span><text:span text:style-name="T1"> for more information. Grading will use both the sample vectors</text:span><text:span text:style-name="T3"> and may include new vectors</text:span><text:span text:style-name="T1">. Therefore, you should test your code against the sample vectors and various other types of input and keys that you choose</text:span>.</text:p>
      <text:p text:style-name="Standard"/>
      <text:p text:style-name="P14"><text:bookmark text:name="_bxfh24mhjn3"/></text:p>
      <text:p text:style-name="P13"><text:bookmark text:name="_gg3rikafhwhf"/>Submission</text:p>
      <text:p text:style-name="P1"/>
      <text:p text:style-name="P1"><text:span text:style-name="T1">Submit a tarball</text:span><text:span text:style-name="T6"> </text:span><text:span text:style-name="T4">vigenere.tar.gz</text:span><text:span text:style-name="T1"> containing a directory</text:span><text:span text:style-name="T6"> </text:span><text:span text:style-name="T4">vigenere</text:span><text:span text:style-name="T1"> with the file</text:span><text:span text:style-name="T6"> </text:span><text:span text:style-name="T28">vigenere.c</text:span><text:span text:style-name="T4">.</text:span><text:span text:style-name="T1"> To do this properly:</text:span></text:p>
      <text:list xml:id="list7145251015622113828" text:style-name="WWNum3">
        <text:list-item>
          <text:p text:style-name="P6"><text:span text:style-name="T1">Make the directory</text:span><text:span text:style-name="T6"> </text:span><text:span text:style-name="T4">vigenere</text:span><text:span text:style-name="T1"> (</text:span><text:span text:style-name="T4">mkdir vigenere</text:span><text:span text:style-name="T1">)</text:span></text:p>
        </text:list-item>
        <text:list-item>
          <text:p text:style-name="P7"><text:span text:style-name="T8">Move (</text:span><text:span text:style-name="T12">mv</text:span><text:span text:style-name="T8">) or copy (</text:span><text:span text:style-name="T12">cp</text:span><text:span text:style-name="T8">) your source file into</text:span><text:span text:style-name="T10"> </text:span><text:span text:style-name="T12">vigenere/</text:span><text:span text:style-name="T8">.</text:span></text:p>
        </text:list-item>
        <text:list-item>
          <text:p text:style-name="P7"><text:span text:style-name="T8">In the parent directory of</text:span><text:span text:style-name="T10"> </text:span><text:span text:style-name="T12">vigenere/</text:span><text:span text:style-name="T8"> (e.g., your home directory), execute</text:span><text:span text:style-name="T10"> </text:span><text:span text:style-name="T12">tar cvzf vigenere.tar.gz vigenere/</text:span><text:span text:style-name="T8">. This will make a gzipped tarball named</text:span><text:span text:style-name="T10"> </text:span><text:span text:style-name="T12">vigenere.tar.gz</text:span><text:span text:style-name="T8"> containing the directory</text:span><text:span text:style-name="T10"> </text:span><text:span text:style-name="T12">vigenere/</text:span><text:span text:style-name="T8">.</text:span></text:p>
        </text:list-item>
      </text:list>
      <text:p text:style-name="P1"/>
      <text:p text:style-name="P1"><text:span text:style-name="T1">Submit this tarball to your instructor by the specified due date.</text:span></text:p>
      <text:p text:style-name="P1"/>
      <text:p text:style-name="P13"><text:bookmark text:name="_lsez6hpm18ck"/>Appendix</text:p>
      <text:p text:style-name="P10"><text:bookmark text:name="_7xfoptm3nfyr"/>Bytewise Reading of a File</text:p>
      <text:p text:style-name="P1"><text:span text:style-name="T29">Q: </text:span><text:span text:style-name="T16">How do I read a file (e.g., a key) into a character array byte by byte?</text:span></text:p>
      <text:p text:style-name="P1"><text:span text:style-name="T30">A: Like this:</text:span></text:p>
      <text:p text:style-name="P1"/>
      <text:p text:style-name="P8"><text:span text:style-name="T13"><text:s text:c="2"/>1 #include &lt;stdio.h&gt;</text:span></text:p>
      <text:p text:style-name="P8"><text:span text:style-name="T13"><text:s text:c="2"/>2 #include &lt;stdlib.h&gt;</text:span></text:p>
      <text:p text:style-name="P8"><text:span text:style-name="T13"><text:s text:c="2"/>3 #include &lt;errno.h&gt;</text:span></text:p>
      <text:p text:style-name="P8"><text:span text:style-name="T13"><text:s text:c="2"/>4</text:span></text:p>
      <text:p text:style-name="P8"><text:span text:style-name="T13"><text:s text:c="2"/>5 int main(int argc, char *argv[]) {</text:span></text:p>
      <text:p text:style-name="P8"><text:span text:style-name="T13"><text:s text:c="2"/>6</text:span></text:p>
      <text:p text:style-name="P8"><text:soft-page-break/><text:span text:style-name="T13"><text:s text:c="2"/>7 <text:s text:c="4"/>char *filepath = argv[1]; <text:s text:c="2"/>/* file path is the first argument */</text:span></text:p>
      <text:p text:style-name="P8"><text:span text:style-name="T13"><text:s text:c="2"/>8 <text:s text:c="4"/>char data[128]; <text:s text:c="12"/>/* we will only copy up to 128 bytes into the array */</text:span></text:p>
      <text:p text:style-name="P8"><text:span text:style-name="T13"><text:s text:c="2"/>9 <text:s text:c="4"/>unsigned int length = 0; <text:s text:c="3"/>/* length of the data */</text:span></text:p>
      <text:p text:style-name="P8"><text:span text:style-name="T13"><text:s/>10 <text:s text:c="4"/>char symbol; <text:s text:c="15"/>/* we'll read characters into this variable */</text:span></text:p>
      <text:p text:style-name="P8"><text:span text:style-name="T13"><text:s/>11 <text:s text:c="4"/>FILE *INPUT; <text:s text:c="15"/>/* a file pointer */</text:span></text:p>
      <text:p text:style-name="P8"><text:span text:style-name="T13"><text:s/>12</text:span></text:p>
      <text:p text:style-name="P8"><text:span text:style-name="T13"><text:s/>13 <text:s text:c="4"/>if ((INPUT = fopen(filepath, "r")) == NULL) {</text:span></text:p>
      <text:p text:style-name="P8"><text:span text:style-name="T13"><text:s/>14 <text:s text:c="8"/>printf("Problem opening key file '%s'; errno: %d\n", filepath, errno);</text:span></text:p>
      <text:p text:style-name="P8"><text:span text:style-name="T13"><text:s/>15 <text:s text:c="8"/>exit(1);</text:span></text:p>
      <text:p text:style-name="P8"><text:span text:style-name="T13"><text:s/>16 <text:s text:c="4"/>}</text:span></text:p>
      <text:p text:style-name="P8"><text:span text:style-name="T13"><text:s/>17</text:span></text:p>
      <text:p text:style-name="P8"><text:span text:style-name="T13"><text:s/>18 <text:s text:c="4"/>while (length &lt; (128) &amp;&amp; (symbol = fgetc(INPUT)) != EOF){</text:span></text:p>
      <text:p text:style-name="P8"><text:span text:style-name="T13"><text:s/>19 <text:s text:c="8"/>data[length] = symbol;</text:span></text:p>
      <text:p text:style-name="P8"><text:span text:style-name="T13"><text:s/>20 <text:s text:c="8"/>length++;</text:span></text:p>
      <text:p text:style-name="P8"><text:span text:style-name="T13"><text:s/>21 <text:s text:c="4"/>}</text:span></text:p>
      <text:p text:style-name="P8"><text:span text:style-name="T13"><text:s/>22</text:span></text:p>
      <text:p text:style-name="P8"><text:span text:style-name="T13"><text:s/>23 <text:s text:c="4"/>fclose(INPUT);</text:span></text:p>
      <text:p text:style-name="P8"><text:span text:style-name="T13"><text:s/>24</text:span></text:p>
      <text:p text:style-name="P8"><text:span text:style-name="T13"><text:s/>25 <text:s text:c="4"/>/* print out the output character by character */</text:span></text:p>
      <text:p text:style-name="P8"><text:span text:style-name="T13"><text:s/>26 <text:s text:c="4"/>int i;</text:span></text:p>
      <text:p text:style-name="P8"><text:span text:style-name="T13"><text:s/>27 <text:s text:c="4"/>for (i = 0; i &lt; length; i++) {</text:span></text:p>
      <text:p text:style-name="P8"><text:soft-page-break/><text:span text:style-name="T13"><text:s/>28 <text:s text:c="8"/>printf("%c\n", data[i]);</text:span></text:p>
      <text:p text:style-name="P8"><text:span text:style-name="T13"><text:s/>29 <text:s text:c="4"/>}</text:span></text:p>
      <text:p text:style-name="P8"><text:span text:style-name="T13"><text:s/>30</text:span></text:p>
      <text:p text:style-name="P8"><text:span text:style-name="T13"><text:s/>31 <text:s text:c="4"/>exit(0);</text:span></text:p>
      <text:p text:style-name="P8"><text:span text:style-name="T13"><text:s/>32 }</text:span></text:p>
      <text:p text:style-name="P1"/>
      <text:p text:style-name="P10"><text:bookmark text:name="_fyd171gsacwx"/>Use of the Key for Shifting </text:p>
      <text:p text:style-name="P12"><text:bookmark text:name="_xy27fqdhyzy6"/>(or, Characters are Integers!)</text:p>
      <text:p text:style-name="P1"/>
      <text:p text:style-name="P1"><text:span text:style-name="T1">The encryption key is an array of characters – 8-bit bytes. Arrays in C are 0-offset. That is,</text:span><text:span text:style-name="T6"> </text:span><text:span text:style-name="T4">array[0]</text:span><text:span text:style-name="T1"> is the first character in the array. After the above code executes, the array</text:span><text:span text:style-name="T6"> </text:span><text:span text:style-name="T4">data</text:span><text:span text:style-name="T1"> contains up to the first 128 bytes in the file located at</text:span><text:span text:style-name="T6"> </text:span><text:span text:style-name="T4">filepath</text:span><text:span text:style-name="T1"> and the variable</text:span><text:span text:style-name="T6"> </text:span><text:span text:style-name="T4">length</text:span><text:span text:style-name="T1"> contains the number of bytes in the array. By cycling through the letters in the key (returning to zero after using the last letter), you can repeatedly use the same copy of the array for the key. Modul</text:span>o arithmetic (the % operator in C) makes this easy.</text:p>
      <text:p text:style-name="P1"/>
      <text:p text:style-name="P1"><draw:frame draw:style-name="fr1" draw:name="image10.png" text:anchor-type="as-char" svg:width="0.1563in" svg:height="0.1563in" draw:z-index="0"><draw:image xlink:href="Pictures/100002000000000F0000000F9757E4C242CD35BF.png" xlink:type="simple" xlink:show="embed" xlink:actuate="onLoad"/><svg:desc>alert.png</svg:desc></draw:frame><text:span text:style-name="T24">Some students try to avoid looping over the key during encoding by copying the key repeatedly into an array the same size as the input and then combining it byte-for-byte with the input. While this makes a certain amount of sense, it 1) is slow and wastes a lot of memory -- especially for large inputs, and 2) it won’t work in future labs. Don’t do it.</text:span></text:p>
      <text:p text:style-name="P1"/>
      <text:p text:style-name="P1"><text:span text:style-name="T16">Shifting and Characters as Integers</text:span></text:p>
      <text:p text:style-name="P1"/>
      <text:p text:style-name="P1">As you might recall from CS 1, e<text:span text:style-name="T1">ach byte is a unique sequence of 8 bits. As a result, there are 256 unique bytes, which can be </text:span><text:span text:style-name="T3">directly treated as integers in C</text:span><text:span text:style-name="T1">. This means that, to perform a shift, you can directly add a character of input with a character of the key (using the + operator). You should ensure that the addition is performed “modulo 256” – that is, modulo the number of unique 8-bit bytes so that the substitution “wraps around” if the resulting value is greater than 255 or less than 0. </text:span></text:p>
      <text:p text:style-name="P1"/>
      <text:p text:style-name="P1"><draw:frame draw:style-name="fr1" draw:name="image07.png" text:anchor-type="as-char" svg:width="0.1563in" svg:height="0.1563in" draw:z-index="0"><draw:image xlink:href="Pictures/100002000000000F0000000FCB84F0237B4DBB9B.png" xlink:type="simple" xlink:show="embed" xlink:actuate="onLoad"/><svg:desc>idea.png</svg:desc></draw:frame><text:span text:style-name="T18">If you use the </text:span><text:a xlink:type="simple" xlink:href="https://drive.google.com/open?id=0B02bvogavcSiTlhaWTE3bEVuOUE" text:style-name="Internet_20_link" text:visited-style-name="Visited_20_Internet_20_Link"><text:span text:style-name="T7">ASCII table</text:span></text:a><text:a xlink:type="simple" xlink:href="https://drive.google.com/open?id=0B02bvogavcSiTlhaWTE3bEVuOUE" text:style-name="Internet_20_link" text:visited-style-name="Visited_20_Internet_20_Link"><text:span text:style-name="T23"> handout from class</text:span></text:a><text:span text:style-name="T26">, you can directly calculate the shift values of readable characters to check your work. For example, the letter ‘c’ has the decimal value of 99. You can also print out the values of a character by using the %d specifier in printf. </text:span></text:p>
      <text:p text:style-name="P1"/>
      <text:p text:style-name="P1"><draw:frame draw:style-name="fr1" draw:name="image03.png" text:anchor-type="as-char" svg:width="0.1563in" svg:height="0.1563in" draw:z-index="0"><draw:image xlink:href="Pictures/100002000000000F0000000F9757E4C242CD35BF.png" xlink:type="simple" xlink:show="embed" xlink:actuate="onLoad"/><svg:desc>alert.png</svg:desc></draw:frame><text:span text:style-name="T19">Please note</text:span><text:span text:style-name="T1"> that the C standard does not specify whether type</text:span><text:span text:style-name="T6"> char</text:span><text:span text:style-name="T1"> is an unsigned 8-bit integer (0-255) or a signed 8-bit integer (-128-127). On our Ubuntu systems, type</text:span><text:span text:style-name="T6"> </text:span><text:span text:style-name="T4">char</text:span><text:span text:style-name="T1"> is signed, which means that – depending on how you use the key – characters of the key may be interpreted as</text:span><text:span text:style-name="T17"> negative numbers</text:span><text:span text:style-name="T1">. On the other hand, </text:span><text:span text:style-name="T4">fgetc()</text:span>, the function <text:span text:style-name="T1">we use to read characters from the input</text:span>,<text:span text:style-name="T1"> </text:span>always<text:span text:style-name="T1"> </text:span>returns <text:span text:style-name="T1">an</text:span><text:span text:style-name="T6"> </text:span><text:span text:style-name="T4">unsigned char </text:span><text:span text:style-name="T1">cast to an</text:span><text:span text:style-name="T6"> </text:span><text:span text:style-name="T4">int</text:span><text:span text:style-name="T1">, which means that values from</text:span><text:span text:style-name="T6"> </text:span><text:span text:style-name="T4">fgetc()</text:span><text:span text:style-name="T1"> will </text:span><text:span text:style-name="T17">always </text:span><text:span text:style-name="T1">be between 0-255 (see</text:span><text:span text:style-name="T6"> </text:span><text:span text:style-name="T4">man fgetc</text:span><text:span text:style-name="T1"> for more information). Your code will need to cope with this. One method is to cast the output of</text:span><text:span text:style-name="T6"> </text:span><text:span text:style-name="T4">fgetc()</text:span><text:span text:style-name="T1"> to a </text:span><text:span text:style-name="T4">char</text:span><text:span text:style-name="T1"> before storing it in a character array, like this:</text:span></text:p>
      <text:p text:style-name="P1"/>
      <text:p text:style-name="P2"><text:soft-page-break/><text:span text:style-name="T4">array[i] = (char)x;</text:span></text:p>
      <text:p text:style-name="P1"/>
      <text:p text:style-name="P1">While you can probably use the ASCII chart from class as a reference, in practice t<text:span text:style-name="T1">he character set in use on the system running the program will determine which unique bytes (or integers) map to which characters and vice versa. Because of this, the correct operation of code should generally </text:span><text:span text:style-name="T27">never </text:span><text:span text:style-name="T3">depend</text:span><text:span text:style-name="T1"> on any </text:span><text:span text:style-name="T4">char</text:span><text:span text:style-name="T1"> mapping to any particular integer value. For example,</text:span><text:span text:style-name="T3"> do not assume</text:span><text:span text:style-name="T1"> that 'A' == 0 as in the Vigenere Tableau we used in class (it</text:span> doesn’t) nor should it depend on ‘A’ == 65 (although it probably does). Instead, your code should<text:span text:style-name="T1"> simply treat the characters as integers as described above. <text:s/></text:span></text:p>
      <text:p text:style-name="P1"/>
      <text:p text:style-name="P1"><text:span text:style-name="T1">Additionally, since keys may contain non-printable bytes, you should expect shifts to be performed on an 8-bit basis (256 values – 0 to 255), not the simple “26 capital letters only” shift we used in class. In other words, instead of a set of 26 shifted alphabets in the tableau, your code will effectively use a set of 256 shifted “alphabets” of all unique 8-bit bytes. Again, you should not need to create a static tableau to complete the assignment – just add the bytes together and make sure the values “wrap around” (i.e., fall between 0-255).</text:span></text:p>
      <text:p text:style-name="P1"/>
      <text:p text:style-name="P1"><text:span text:style-name="T3">Concrete Examples</text:span></text:p>
      <text:p text:style-name="P1"/>
      <text:p text:style-name="P1">Using the ASCII encoding, t<text:span text:style-name="T1">he character '!' is decimal value 33 which is hexadecimal 0x21. The character 'A' is decimal 65, hexadecimal 0x41. Shifting “! by A” can be computed by adding '!' (33) to 'A' (65), which equals decimal 98 (hexadecimal 62). In ASCII, byte 98 corresponds to 'b'. In other words, if you had the key '!' and the plaintext 'A', the ciphertext would be '</text:span>b<text:span text:style-name="T1">'.</text:span></text:p>
      <text:p text:style-name="P1"/>
      <text:p text:style-name="P15"><text:bookmark text:name="_1kgv0xp4acx"/>Banned Functions and Their Safer Replacements</text:p>
      <text:p text:style-name="P8"/>
      <text:p text:style-name="P8"><text:span text:style-name="T8">Certain legacy C string-handling functions are unsafe because they consume or produce input without any bounds checking. As a result, these functions can cause segmentation faults, or worse, buffer overflows leading to segfaults, data corruption or even remote execution.</text:span><text:span text:style-name="T20"> Your code must not use any of these banned functions or it will be graded as a zero (0)!</text:span><text:span text:style-name="T8"> Fortunately, all but one of the following functions have safer replacements that include a bounding value.</text:span></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9"><text:span text:style-name="T11">Banned Function</text:span></text:p>
          </table:table-cell>
          <table:table-cell table:style-name="Table1.A1" office:value-type="string">
            <text:p text:style-name="P9"><text:span text:style-name="T11">Safer Replacement</text:span></text:p>
          </table:table-cell>
        </table:table-row>
        <table:table-row table:style-name="Table1.1">
          <table:table-cell table:style-name="Table1.A1" office:value-type="string">
            <text:p text:style-name="P9"><text:span text:style-name="T10">Instead of using:</text:span></text:p>
          </table:table-cell>
          <table:table-cell table:style-name="Table1.A1" office:value-type="string">
            <text:p text:style-name="P9"><text:span text:style-name="T10">…</text:span><text:span text:style-name="T8"> you should use:</text:span></text:p>
          </table:table-cell>
        </table:table-row>
        <table:table-row table:style-name="Table1.1">
          <table:table-cell table:style-name="Table1.A1" office:value-type="string">
            <text:p text:style-name="P9"><text:span text:style-name="T10">strcpy</text:span></text:p>
          </table:table-cell>
          <table:table-cell table:style-name="Table1.A1" office:value-type="string">
            <text:p text:style-name="P9"><text:span text:style-name="T10">strncpy</text:span></text:p>
          </table:table-cell>
        </table:table-row>
        <table:table-row table:style-name="Table1.1">
          <table:table-cell table:style-name="Table1.A1" office:value-type="string">
            <text:p text:style-name="P9"><text:span text:style-name="T10">strcat</text:span></text:p>
          </table:table-cell>
          <table:table-cell table:style-name="Table1.A1" office:value-type="string">
            <text:p text:style-name="P9"><text:span text:style-name="T10">strncat</text:span></text:p>
          </table:table-cell>
        </table:table-row>
        <table:table-row table:style-name="Table1.1">
          <table:table-cell table:style-name="Table1.A1" office:value-type="string">
            <text:p text:style-name="P9"><text:span text:style-name="T10">strtok</text:span></text:p>
          </table:table-cell>
          <table:table-cell table:style-name="Table1.A1" office:value-type="string">
            <text:p text:style-name="P9"><text:span text:style-name="T10">N/A</text:span></text:p>
          </table:table-cell>
        </table:table-row>
        <table:table-row table:style-name="Table1.1">
          <table:table-cell table:style-name="Table1.A1" office:value-type="string">
            <text:p text:style-name="P9"><text:span text:style-name="T10">sprintf</text:span></text:p>
          </table:table-cell>
          <table:table-cell table:style-name="Table1.A1" office:value-type="string">
            <text:p text:style-name="P9"><text:span text:style-name="T10">snprintf</text:span></text:p>
          </table:table-cell>
        </table:table-row>
        <table:table-row table:style-name="Table1.1">
          <table:table-cell table:style-name="Table1.A1" office:value-type="string">
            <text:p text:style-name="P9"><text:span text:style-name="T10">vsprintf</text:span></text:p>
          </table:table-cell>
          <table:table-cell table:style-name="Table1.A1" office:value-type="string">
            <text:p text:style-name="P9"><text:span text:style-name="T10">vsnprintf</text:span></text:p>
          </table:table-cell>
        </table:table-row>
        <table:table-row table:style-name="Table1.1">
          <table:table-cell table:style-name="Table1.A1" office:value-type="string">
            <text:p text:style-name="P9"><text:span text:style-name="T10">gets</text:span></text:p>
          </table:table-cell>
          <table:table-cell table:style-name="Table1.A1" office:value-type="string">
            <text:p text:style-name="P9"><text:span text:style-name="T10">fgets</text:span></text:p>
          </table:table-cell>
        </table:table-row>
        <table:table-row table:style-name="Table1.1">
          <table:table-cell table:style-name="Table1.A1" office:value-type="string">
            <text:p text:style-name="P9"><text:span text:style-name="T10">strlen</text:span></text:p>
          </table:table-cell>
          <table:table-cell table:style-name="Table1.A1" office:value-type="string">
            <text:p text:style-name="P9"><text:span text:style-name="T10">strnlen</text:span></text:p>
          </table:table-cell>
        </table:table-row>
      </table:table>
      <text:p text:style-name="P1"><text:soft-page-break/><text:span text:style-name="T21">Source: </text:span><text:a xlink:type="simple" xlink:href="http://stackoverflow.com/questions/6747995/a-complete-list-of-unsafe-string-handling-functions-and-their-safer-replacements" text:style-name="Internet_20_link" text:visited-style-name="Visited_20_Internet_20_Link"><text:span text:style-name="T21">http://stackoverflow.com/questions/6747995/a-complete-list-of-unsafe-string-handling-functions-and-their-safer-replacements</text:span></text:a><text:span text:style-name="T21"> (2015/09/14)</text:span></text:p>
      <text:p text:style-name="P11"/>
      <text:p text:style-name="P15"><text:bookmark text:name="_erabqn8x92av"/>Frequently Asked Questions</text:p>
      <text:p text:style-name="P11"><text:bookmark text:name="_w1h8iqsm3ljr"/></text:p>
      <text:p text:style-name="P11"><text:bookmark text:name="_ttuowd85v0p"/>Q: How do I pass Build-Time Parameters To GCC</text:p>
      <text:p text:style-name="P8"/>
      <text:p text:style-name="P8">A: <text:span text:style-name="T8">It can be useful for one piece of code to be able to generate binaries with distinct behavior (e.g., an encoder and a decoder). In this way, one can reuse code for file I/O and other tasks, while performing the necessary tasks as required. This can easily be done by setting up your code with the appropriate macro definitions, and passing compile-time defines to GCC. For example, the following code:</text:span></text:p>
      <text:p text:style-name="P8"/>
      <text:p text:style-name="P8"><text:span text:style-name="T14">1:</text:span><text:span text:style-name="T15"> #define ENCODE 0<text:line-break/></text:span><text:span text:style-name="T14">2:</text:span><text:span text:style-name="T15"> #define DECODE 1<text:line-break/></text:span><text:span text:style-name="T14">3:</text:span><text:span text:style-name="T15"> #ifndef MODE<text:line-break/></text:span><text:span text:style-name="T14">4:</text:span><text:span text:style-name="T15"> <text:tab/>#define MODE ENCODE<text:line-break/></text:span><text:span text:style-name="T14">5:</text:span><text:span text:style-name="T15"> #endif</text:span></text:p>
      <text:p text:style-name="P8"/>
      <text:p text:style-name="P8"><text:span text:style-name="T8">… defines values for ENCODE and DECODE and sets MODE to ENCODE if MODE is not already defined (</text:span><text:span text:style-name="T12">#ifndef</text:span><text:span text:style-name="T8"> means “if not defined”). When compiling from the command line, one can specify compile-time defines using the -D switch and the argument MODE=ENCODE or MODE=DECODE, e.g.: <text:s/></text:span></text:p>
      <text:p text:style-name="P8"/>
      <text:p text:style-name="P9"><text:span text:style-name="T12">gcc cipher.c -o cipher -D MODE=DECODE</text:span></text:p>
      <text:p text:style-name="P8"/>
      <text:p text:style-name="P8"><text:span text:style-name="T8">Since MODE was defined on the command line, it will not be changed at line 4. Then, in your code, you can test the value of MODE using normal conditionals, and behave accordingly, e.g.:</text:span></text:p>
      <text:p text:style-name="P8"/>
      <text:p text:style-name="P8"><text:span text:style-name="T15">/* start of program */</text:span></text:p>
      <text:p text:style-name="P8"><text:span text:style-name="T15">if (MODE == ENCODE) {<text:line-break/><text:tab/>/* encode here */<text:line-break/>} else {</text:span></text:p>
      <text:p text:style-name="P8"><text:span text:style-name="T15"><text:tab/>/* decode here */<text:line-break/>}</text:span></text:p>
      <text:p text:style-name="P8"><text:span text:style-name="T15">/* rest of program */</text:span></text:p>
      <text:p text:style-name="P8"/>
      <text:p text:style-name="P8"><text:soft-page-break/><text:span text:style-name="T8">The sample code</text:span><text:span text:style-name="T10"> </text:span><text:span text:style-name="T12">caesar.c</text:span><text:span text:style-name="T8"> already includes this code.</text:span></text:p>
      <text:p text:style-name="P10"><text:bookmark text:name="_3r69fy20ahuj"/>Q: How do I create files with non-printable bytes? Why would I want to?</text:p>
      <text:p text:style-name="P1">A: Sometimes you might (e.g., for testing purposes) want to create keys with non-printable (i.e., non-ASCII) characters. But how do you “type” ASCII byte 200? It’s not on your keyboard! <text:span text:style-name="T8">The easiest way I know is to use the Hexedit hexadecimal text editor. If you don't have the command</text:span><text:span text:style-name="T10"> </text:span><text:span text:style-name="T12">hexedit</text:span><text:span text:style-name="T8"> available to you, you can install it by executing</text:span><text:span text:style-name="T10"> </text:span><text:span text:style-name="T12">sudo apt-get install hexedit</text:span><text:span text:style-name="T10">.</text:span></text:p>
      <text:p text:style-name="P8"/>
      <text:p text:style-name="P8"><text:span text:style-name="T8">To create a new empty file, execute</text:span><text:span text:style-name="T10"> </text:span><text:span text:style-name="T12">touch filename</text:span><text:span text:style-name="T8">. Then, edit it with</text:span><text:span text:style-name="T10"> hexedit</text:span><text:span text:style-name="T8"> by executing</text:span><text:span text:style-name="T10"> </text:span><text:span text:style-name="T12">hexedit filename</text:span><text:span text:style-name="T8">.</text:span></text:p>
      <text:p text:style-name="P8"/>
      <text:p text:style-name="P8"><text:span text:style-name="T8">In Hexedit, the left side of the screen is for hexadecimal data, which is displayed in ASCII on the right side of the screen. Non-printable characters are represented using a period (.). Pressing Tab shifts you from the left and right side of the screen. On the left side, you can enter arbitrary hexadecimal values, many of which will result in nonprintable data. Hexadecimal values are from 0-F, i.e., 0-9 and A-F, representing all 16 four-bit bytes. For example, the string “deadbeef” is valid hexadecimal data and is also non-printable.</text:span></text:p>
      <text:p text:style-name="P8"/>
      <text:p text:style-name="P8"><text:span text:style-name="T8">When you are finished editing your file, press control-x to exit, whereupon Hexedit will ask you if you want to save your changes. For more information, see</text:span><text:span text:style-name="T10"> </text:span><text:span text:style-name="T12">man hexedit</text:span><text:span text:style-name="T8">.</text:span></text:p>
      <text:p text:style-name="P10"><text:bookmark text:name="_6qvo1ga8mdmz"/>Q: How can I compare two files? E.g., my output with the correct examples?</text:p>
      <text:p text:style-name="P1"/>
      <text:p text:style-name="P8">A: <text:span text:style-name="T8">Executing</text:span><text:span text:style-name="T10"> </text:span><text:span text:style-name="T12">diff file1 file2</text:span><text:span text:style-name="T8"> will show lines that differ between</text:span><text:span text:style-name="T10"> </text:span><text:span text:style-name="T12">file1</text:span><text:span text:style-name="T8"> and</text:span><text:span text:style-name="T10"> </text:span><text:span text:style-name="T12">file2</text:span><text:span text:style-name="T10">.</text:span><text:span text:style-name="T8"> Diff will consider </text:span>f<text:span text:style-name="T8">iles to be </text:span>“<text:span text:style-name="T8">binary</text:span>”<text:span text:style-name="T8"> if they have certain non-printable characters</text:span> in them. In this case, <text:span text:style-name="T28">diff</text:span><text:span text:style-name="T8"> will only report whether the files are different. This can be annoying, since encrypted data will often appear to be “binary”. It's more helpful to be able to look at the exact differences in hexadecimal, which can help to indicate why and where a program “went off the rails.”</text:span></text:p>
      <text:p text:style-name="P8"/>
      <text:p text:style-name="P8"><text:span text:style-name="T8">The easiest way to look at the difference between two files in hexadecimal is to use the utility</text:span><text:span text:style-name="T10"> </text:span><text:span text:style-name="T12">hexdiff</text:span><text:span text:style-name="T10">. <text:s/></text:span><text:span text:style-name="T8">You can install it by executing</text:span><text:span text:style-name="T10"> </text:span><text:span text:style-name="T12">sudo apt-get install hexdiff</text:span><text:span text:style-name="T10">.</text:span><text:span text:style-name="T8"> Then, you can hexdiff two files by executing <text:s/></text:span><text:span text:style-name="T12">hexdiff file1 file2</text:span><text:span text:style-name="T8">. Quit</text:span><text:span text:style-name="T10"> </text:span><text:span text:style-name="T12">hexdiff</text:span><text:span text:style-name="T8"> by pressing q. As usual, see </text:span><text:span text:style-name="T14">man hexdiff</text:span><text:span text:style-name="T8"> for more information.</text:span></text:p>
      <text:p text:style-name="P8"/>
      <text:p text:style-name="P8"><text:span text:style-name="T8">This will show precisely where the differences are in the two files. Since the sample vectors and “correct” encryptions are in the sample vectors directory, you can use this to compare your program's output to known correct answers. This can be invaluable for debugging.</text:span></text:p>
      <text:p text:style-name="P8"/>
      <text:p text:style-name="P10"><text:bookmark text:name="_h4ulqhw7sy90"/>Q: How can I perform <text:span text:style-name="T31">decimal and hexadecimal arithmetic on Ubuntu?</text:span></text:p>
      <text:p text:style-name="P8"/>
      <text:p text:style-name="P8">A: <text:span text:style-name="T8">Open the GNOME calculator. Under the </text:span><text:span text:style-name="T9">Mode </text:span><text:span text:style-name="T8">menu, select </text:span><text:span text:style-name="T9">Programming</text:span><text:span text:style-name="T8">. Then, you can choose between Decimal mode (control-d) or Hexadecimal mode (control-h). You can convert answers between decimal and hexadecimal by using the hotke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letter-kerning="true" style:font-name-asian="Verdana1" style:font-size-asian="12pt" style:language-asian="zh" style:country-asian="CN" style:font-style-asian="normal" style:font-weight-asian="normal" style:font-name-complex="Verdana1" style:font-size-complex="12pt" style:language-complex="hi" style:country-complex="IN"/>
    </style:default-style>
    <style:default-style style:family="paragraph">
      <style:paragraph-properties fo:margin-left="0in" fo:margin-right="0in" fo:margin-top="0in" fo:margin-bottom="0in" loext:contextual-spacing="tru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letter-kerning="true" style:font-name-asian="Verdana1" style:font-size-asian="12pt" style:language-asian="zh" style:country-asian="CN" style:font-style-asian="normal" style:font-weight-asian="normal" style:font-name-complex="Verdan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true" fo:line-height="100%" fo:keep-with-next="always"/>
      <style:text-properties fo:font-variant="normal" fo:text-transform="none" style:font-name="Verdana" fo:font-family="Verdana" style:font-family-generic="roman" style:font-pitch="variable" fo:font-size="18pt" fo:font-weight="bold" style:font-name-asian="Verdana1" style:font-family-asian="Verdana" style:font-family-generic-asian="system" style:font-pitch-asian="variable" style:font-size-asian="18pt" style:font-weight-asian="bold" style:font-name-complex="Verdana1" style:font-family-complex="Verdan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39in" fo:margin-bottom="0.0835in" loext:contextual-spacing="true" fo:line-height="100%" fo:keep-with-next="always"/>
      <style:text-properties fo:font-variant="normal" fo:text-transform="none" style:font-name="Verdana" fo:font-family="Verdana" style:font-family-generic="roman" style:font-pitch="variable" fo:font-size="16pt" fo:font-weight="bold" style:font-name-asian="Verdana1" style:font-family-asian="Verdana" style:font-family-generic-asian="system" style:font-pitch-asian="variable" style:font-size-asian="16pt" style:font-weight-asian="bold" style:font-name-complex="Verdana1" style:font-family-complex="Verdana"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0972in" fo:margin-bottom="0.0835in" loext:contextual-spacing="true" fo:line-height="100%" fo:keep-with-next="always"/>
      <style:text-properties fo:font-variant="normal" fo:text-transform="none" fo:color="#808080" style:font-name="Verdana" fo:font-family="Verdana" style:font-family-generic="roman" style:font-pitch="variable" fo:font-size="14pt" fo:font-weight="bold" style:font-name-asian="Verdana1" style:font-family-asian="Verdana" style:font-family-generic-asian="system" style:font-pitch-asian="variable" style:font-size-asian="14pt" style:font-weight-asian="bold" style:font-name-complex="Verdana1" style:font-family-complex="Verdana"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835in" loext:contextual-spacing="true" fo:line-height="100%" fo:text-align="center" style:justify-single-word="false" fo:keep-with-next="always"/>
      <style:text-properties fo:font-variant="normal" fo:text-transform="none" style:font-name="Verdana" fo:font-family="Verdana" style:font-family-generic="roman" style:font-pitch="variable" fo:font-size="28pt" fo:font-weight="bold" style:font-name-asian="Verdana1" style:font-family-asian="Verdana" style:font-family-generic-asian="system" style:font-pitch-asian="variable" style:font-size-asian="28pt" style:font-weight-asian="bold" style:font-name-complex="Verdana1" style:font-family-complex="Verdana"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true" fo:line-height="100%" fo:text-align="center" style:justify-single-word="false" fo:keep-with-next="always"/>
      <style:text-properties fo:font-variant="normal" fo:text-transform="none" style:font-name="Verdana" fo:font-family="Verdana" style:font-family-generic="roman" style:font-pitch="variable" fo:font-size="18pt" style:font-name-asian="Verdana1" style:font-family-asian="Verdana" style:font-family-generic-asian="system" style:font-pitch-asian="variable" style:font-size-asian="18pt" style:font-name-complex="Verdana1" style:font-family-complex="Verdana" style:font-family-generic-complex="system" style:font-pitch-complex="variable" style:font-size-complex="18pt"/>
    </style:style>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1" style:display-name="ListLabel 1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9" style:display-name="ListLabel 19"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14"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17"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5417in" fo:margin-left="0.5417in"/>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7917in" fo:margin-left="0.7917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1.0417in" fo:margin-left="1.0417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2917in" fo:margin-left="1.2917in"/>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1.5417in" fo:margin-left="1.5417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1.7917in" fo:margin-left="1.7917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2.0417in" fo:margin-left="2.0417in"/>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2.2917in" fo:margin-left="2.2917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2.5417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10" meta:paragraph-count="139" meta:word-count="2416" meta:character-count="14324" meta:non-whitespace-character-count="11848"/>
    <meta:generator>LibreOfficeDev/5.1.0.3$Linux_X86_64 LibreOffice_project/</meta:generator>
  </office:meta>
</office:document-meta>
</file>